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4.3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2.45cm" fo:min-width="0.1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2.45cm" fo:min-width="0.1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dash" draw:stroke-dash="Fine_20_Dashed" draw:fill-color="#00cc00" draw:opacity="20%" draw:opacity-name="" draw:textarea-horizontal-align="justify" draw:textarea-vertical-align="middle" draw:auto-grow-height="false" fo:min-height="1.35cm" fo:min-width="10.978cm"/>
    </style:style>
    <style:style style:name="gr7" style:family="graphic" style:parent-style-name="standard">
      <style:graphic-properties draw:stroke="dash" draw:stroke-dash="Fine_20_Dashed" draw:fill-color="#ff3300" draw:opacity="20%" draw:opacity-name="" draw:textarea-horizontal-align="justify" draw:textarea-vertical-align="middle" draw:auto-grow-height="false" fo:min-height="1.35cm" fo:min-width="10.978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33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cc00" draw:opacity="20%"/>
      <style:paragraph-properties fo:text-align="center"/>
    </style:style>
    <style:style style:name="P6" style:family="paragraph">
      <loext:graphic-properties draw:fill-color="#ff3300" draw:opacity="2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4.8cm" svg:height="1.1cm" svg:x="3.1cm" svg:y="5.2cm">
          <text:p text:style-name="P1">belk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2.7cm" svg:x="2.5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2.7cm" svg:x="17.9cm" svg:y="3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9cm" svg:x="1.3cm" svg:y="6.5cm">
          <draw:text-box>
            <text:p>Czujnik</text:p>
            <text:p>lewy</text:p>
          </draw:text-box>
        </draw:frame>
        <draw:frame draw:style-name="gr5" draw:text-style-name="P4" draw:layer="layout" svg:width="2.9cm" svg:height="1.8cm" svg:x="17cm" svg:y="6.3cm">
          <draw:text-box>
            <text:p>Czujnik</text:p>
            <text:p>prawy</text:p>
          </draw:text-box>
        </draw:frame>
        <draw:custom-shape draw:style-name="gr6" draw:text-style-name="P5" draw:layer="layout" svg:width="11.478cm" svg:height="1.6cm" svg:x="3.1cm" svg:y="3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478cm" svg:height="1.6cm" svg:x="6.422cm" svg:y="3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9cm" svg:height="1.673cm" svg:x="1cm" svg:y="1.027cm">
          <draw:text-box>
            <text:p text:style-name="P1">Zakres pomiaru:</text:p>
            <text:p text:style-name="P1">z lewego czujnika <text:s text:c="16"/>z obu <text:s text:c="14"/>z prawego czujnika</text:p>
          </draw:text-box>
        </draw:frame>
        <draw:line draw:style-name="gr9" draw:text-style-name="P8" draw:layer="layout" svg:x1="4.9cm" svg:y1="2.5cm" svg:x2="4.9cm" svg:y2="3.6cm">
          <text:p/>
        </draw:line>
        <draw:line draw:style-name="gr9" draw:text-style-name="P8" draw:layer="layout" svg:x1="10.6cm" svg:y1="2.5cm" svg:x2="10.6cm" svg:y2="3.6cm">
          <text:p/>
        </draw:line>
        <draw:line draw:style-name="gr9" draw:text-style-name="P8" draw:layer="layout" svg:x1="16.4cm" svg:y1="2.5cm" svg:x2="16.4cm" svg:y2="3.7cm">
          <text:p/>
        </draw:line>
        <draw:line draw:style-name="gr9" draw:text-style-name="P8" draw:layer="layout" svg:x1="1.8cm" svg:y1="6.7cm" svg:x2="2.5cm" svg:y2="5.5cm">
          <text:p/>
        </draw:line>
        <draw:line draw:style-name="gr9" draw:text-style-name="P8" draw:layer="layout" svg:x1="19.3cm" svg:y1="6.6cm" svg:x2="18.5cm" svg:y2="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3:54:39.056321801</meta:creation-date>
    <dc:date>2017-03-13T14:02:20.509819737</dc:date>
    <meta:editing-duration>PT7S</meta:editing-duration>
    <meta:editing-cycles>1</meta:editing-cycles>
    <meta:document-statistic meta:object-count="13"/>
    <meta:generator>LibreOffice/5.1.6.2$Linux_X86_64 LibreOffice_project/10m0$Build-2</meta:generator>
  </office:meta>
</office:document-meta>
</file>